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m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rot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<text:a xlink:href="mailto:pp@example.com" xlink:type="simple">pp@example.com</text:a></text:p>
          </table:table-cell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sity of Somewhere</text:p>
          </table:table-cell>
          <table:table-cell office:value-type="string" calcext:value-type="string">
            <text:p>Canary</text:p>
          </table:table-cell>
          <table:table-cell office:value-type="string" calcext:value-type="string">
            <text:p>Mabel</text:p>
          </table:table-cell>
          <table:table-cell office:value-type="string" calcext:value-type="string">
            <text:p><text:a xlink:href="mailto:mc@example.com" xlink:type="simple">mc@example.com</text:a>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sity of Somewhere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oë</text:p>
          </table:table-cell>
          <table:table-cell office:value-type="string" calcext:value-type="string">
            <text:p><text:a xlink:href="mailto:zz@example.com" xlink:type="simple">zz@example.com</text:a></text:p>
          </table:table-cell>
          <table:table-cell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innia Florestry</text:p>
          </table:table-cell>
          <table:table-cell office:value-type="string" calcext:value-type="string">
            <text:p>Arara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<text:a xlink:href="mailto:ja@example.com" xlink:type="simple">ja@example.com</text:a></text:p>
          </table:table-cell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Dickie</text:p>
          </table:table-cell>
          <table:table-cell office:value-type="string" calcext:value-type="string">
            <text:p><text:a xlink:href="mailto:dd@example.com" xlink:type="simple">dd@example.com</text:a>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t Fellowship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Lizzie</text:p>
          </table:table-cell>
          <table:table-cell office:value-type="string" calcext:value-type="string">
            <text:p><text:a xlink:href="mailto:la@example.com" xlink:type="simple">la@example.com</text:a>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ian Emporium</text:p>
          </table:table-cell>
          <table:table-cell office:value-type="string" calcext:value-type="string">
            <text:p>Canary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<text:a xlink:href="mailto:fc@example.com" xlink:type="simple">fc@example.com</text:a></text:p>
          </table:table-cell>
          <table:table-cell office:value-type="float" office:value="19" calcext:value-type="float">
            <text:p>19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t Fellowship</text:p>
          </table:table-cell>
          <table:table-cell/>
          <table:table-cell office:value-type="string" calcext:value-type="string">
            <text:p>Molgina</text:p>
          </table:table-cell>
          <table:table-cell office:value-type="string" calcext:value-type="string">
            <text:p><text:a xlink:href="mailto:m@example.com" xlink:type="simple">m@example.com</text:a>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nder</text:p>
          </table:table-cell>
          <table:table-cell office:value-type="string" calcext:value-type="string">
            <text:p>Sally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Élite Emporium</text:p>
          </table:table-cell>
          <table:table-cell office:value-type="string" calcext:value-type="string">
            <text:p>Fant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a xlink:href="mailto:ef@example.com" xlink:type="simple">ef@example.com</text:a></text:p>
          </table:table-cell>
          <table:table-cell office:value-type="float" office:value="101" calcext:value-type="float">
            <text:p>101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 style:data-style-name="N2" text:time-value="11:20:14.615064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0:41:14.340100386</meta:creation-date>
    <dc:date>2024-08-16T11:20:45.820267826</dc:date>
    <meta:editing-duration>PT6M42S</meta:editing-duration>
    <meta:editing-cycles>2</meta:editing-cycles>
    <meta:generator>LibreOffice/24.2.5.2$Linux_X86_64 LibreOffice_project/420$Build-2</meta:generator>
    <meta:document-statistic meta:table-count="1" meta:cell-count="56" meta:object-count="0"/>
  </office:meta>
</office:document-meta>
</file>